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image/png" manifest:full-path="Thumbnails/thumbnail.png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 If <draw:frame draw:style-name="fr1" draw:name="Object1" text:anchor-type="as-char" svg:y="-0.1484in" svg:width="0.9602in" svg:height="0.2945in" draw:z-index="0"><draw:object xlink:href="./Object 1" xlink:type="simple" xlink:show="embed" xlink:actuate="onLoad"/><draw:image xlink:href="./ObjectReplacements/Object 1" xlink:type="simple" xlink:show="embed" xlink:actuate="onLoad"/></draw:frame>, then we are implicitly stating that the limit exists.</text:p>
      <text:p text:style-name="Standard"><text:tab/>False</text:p>
      <text:p text:style-name="Standard">2 If <draw:frame draw:style-name="fr1" draw:name="Object2" text:anchor-type="as-char" svg:y="-0.1484in" svg:width="0.9173in" svg:height="0.2945in" draw:z-index="1"><draw:object xlink:href="./Object 2" xlink:type="simple" xlink:show="embed" xlink:actuate="onLoad"/><draw:image xlink:href="./ObjectReplacements/Object 2" xlink:type="simple" xlink:show="embed" xlink:actuate="onLoad"/></draw:frame>, then we are implicitly stating that the limit exists.</text:p>
      <text:p text:style-name="Standard"><text:tab/>True</text:p>
      <text:p text:style-name="Standard">3 If <draw:frame draw:style-name="fr1" draw:name="Object3" text:anchor-type="as-char" svg:y="-0.1484in" svg:width="1.0811in" svg:height="0.3083in" draw:z-index="2"><draw:object xlink:href="./Object 3" xlink:type="simple" xlink:show="embed" xlink:actuate="onLoad"/><draw:image xlink:href="./ObjectReplacements/Object 3" xlink:type="simple" xlink:show="embed" xlink:actuate="onLoad"/></draw:frame>, then <draw:frame draw:style-name="fr1" draw:name="Object4" text:anchor-type="as-char" svg:y="-0.1484in" svg:width="0.9709in" svg:height="0.30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tab/>False</text:p>
      <text:p text:style-name="Standard">4 If <draw:frame draw:style-name="fr1" draw:name="Object5" text:anchor-type="as-char" svg:y="-0.1484in" svg:width="0.9602in" svg:height="0.2945in" draw:z-index="4"><draw:object xlink:href="./Object 5" xlink:type="simple" xlink:show="embed" xlink:actuate="onLoad"/><draw:image xlink:href="./ObjectReplacements/Object 5" xlink:type="simple" xlink:show="embed" xlink:actuate="onLoad"/></draw:frame>, then <text:span text:style-name="T1">f</text:span><text:span text:style-name="T2"> has a vertical asymptote at x = 5</text:span>.</text:p>
      <text:p text:style-name="Standard"><text:tab/>True</text:p>
      <text:p text:style-name="Standard">10 <draw:frame draw:style-name="fr1" draw:name="Object6" text:anchor-type="as-char" svg:y="-0.2437in" svg:width="1.5181in" svg:height="0.422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text:tab/>A<draw:frame draw:style-name="fr1" draw:name="Object7" text:anchor-type="as-char" svg:y="-0.1484in" svg:width="0.7008in" svg:height="0.308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text:tab/><text:tab/><text:span text:style-name="T3"><draw:frame draw:style-name="fr1" draw:name="Object16" text:anchor-type="as-char" svg:y="-0.1484in" svg:width="0.5311in" svg:height="0.1839in" draw:z-index="1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Standard"><text:tab/>B<draw:frame draw:style-name="fr1" draw:name="Object8" text:anchor-type="as-char" svg:y="-0.1484in" svg:width="0.711in" svg:height="0.308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text:tab/><text:tab/><draw:frame draw:style-name="fr1" draw:name="Object17" text:anchor-type="as-char" svg:y="-0.1484in" svg:width="0.4102in" svg:height="0.1839in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text:tab/>C<draw:frame draw:style-name="fr1" draw:name="Object9" text:anchor-type="as-char" svg:y="-0.1484in" svg:width="0.7008in" svg:height="0.2945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text:tab/><text:tab/><draw:frame draw:style-name="fr1" draw:name="Object18" text:anchor-type="as-char" svg:y="-0.1484in" svg:width="1.0016in" svg:height="0.1839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text:tab/>D<draw:frame draw:style-name="fr1" draw:name="Object10" text:anchor-type="as-char" svg:y="-0.1484in" svg:width="0.7008in" svg:height="0.3083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text:tab/><text:tab/><draw:frame draw:style-name="fr1" draw:name="Object15" text:anchor-type="as-char" svg:y="-0.7528in" svg:width="1.2098in" svg:height="1.4465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text:tab/>E<draw:frame draw:style-name="fr1" draw:name="Object11" text:anchor-type="as-char" svg:y="-0.1484in" svg:width="0.7102in" svg:height="0.3083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text:tab/><text:tab/><text:span text:style-name="T3"><draw:frame draw:style-name="fr1" draw:name="Object14" text:anchor-type="as-char" svg:y="-0.7528in" svg:width="1.2098in" svg:height="1.4465in" draw:z-index="15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Standard"><text:tab/>F<draw:frame draw:style-name="fr1" draw:name="Object12" text:anchor-type="as-char" svg:y="-0.1484in" svg:width="0.7008in" svg:height="0.294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text:tab/><text:tab/><draw:frame draw:style-name="fr1" draw:name="Object13" text:anchor-type="as-char" svg:y="-0.7528in" svg:width="1.2098in" svg:height="1.44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<text:soft-page-break/>11 <draw:frame draw:style-name="fr1" draw:name="Object19" text:anchor-type="as-char" svg:y="-0.2445in" svg:width="0.9654in" svg:height="0.41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text:tab/>A <draw:frame draw:style-name="fr1" draw:name="Object20" text:anchor-type="as-char" svg:y="-0.1484in" svg:width="0.7709in" svg:height="0.2945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text:tab/><text:tab/><draw:frame draw:style-name="fr1" draw:name="Object24" text:anchor-type="as-char" svg:y="-0.1484in" svg:width="1.1402in" svg:height="0.2945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text:tab/>B <draw:frame draw:style-name="fr1" draw:name="Object21" text:anchor-type="as-char" svg:y="-0.1484in" svg:width="0.7008in" svg:height="0.2945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text:tab/><text:tab/><draw:frame draw:style-name="fr1" draw:name="Object25" text:anchor-type="as-char" svg:y="-0.1484in" svg:width="1.0244in" svg:height="0.2945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<text:tab/>C <draw:frame draw:style-name="fr1" draw:name="Object22" text:anchor-type="as-char" svg:y="-0.1484in" svg:width="0.702in" svg:height="0.3091in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><text:tab/><text:tab/><draw:frame draw:style-name="fr1" draw:name="Object26" text:anchor-type="as-char" svg:y="-0.2445in" svg:width="0.9508in" svg:height="0.4047in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text:tab/>D <draw:frame draw:style-name="fr1" draw:name="Object23" text:anchor-type="as-char" svg:y="-0.1484in" svg:width="0.7126in" svg:height="0.3083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text:tab/><text:tab/><draw:frame draw:style-name="fr1" draw:name="Object27" text:anchor-type="as-char" svg:y="-0.2437in" svg:width="0.9618in" svg:height="0.4043in" draw:z-index="25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12 <draw:frame draw:style-name="fr1" draw:name="Object28" text:anchor-type="as-char" svg:y="-0.172in" svg:width="1.2811in" svg:height="0.2138in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A <text:span text:style-name="T3"><draw:frame draw:style-name="fr1" draw:name="Object29" text:anchor-type="as-char" svg:y="-0.1484in" svg:width="0.7709in" svg:height="0.294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Standard"><text:tab/><text:tab/><draw:frame draw:style-name="fr1" draw:name="Object30" text:anchor-type="as-char" svg:y="-0.1484in" svg:width="1.4102in" svg:height="0.2953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text:tab/>B <draw:frame draw:style-name="fr1" draw:name="Object31" text:anchor-type="as-char" svg:y="-0.1484in" svg:width="0.7008in" svg:height="0.294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<text:tab/><text:tab/><draw:frame draw:style-name="fr1" draw:name="Object32" text:anchor-type="as-char" svg:y="-0.1484in" svg:width="1.2189in" svg:height="0.2953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13 <draw:frame draw:style-name="fr1" draw:name="Object33" text:anchor-type="as-char" svg:y="-0.1484in" svg:width="1.0264in" svg:height="0.1902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<text:tab/>A <draw:frame draw:style-name="fr1" draw:name="Object34" text:anchor-type="as-char" svg:y="-0.1484in" svg:width="0.772in" svg:height="0.2953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text:tab/><text:tab/><draw:frame draw:style-name="fr1" draw:name="Object35" text:anchor-type="as-char" svg:y="-0.1484in" svg:width="1.4083in" svg:height="0.294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text:tab/>B <draw:frame draw:style-name="fr1" draw:name="Object36" text:anchor-type="as-char" svg:y="-0.1484in" svg:width="0.702in" svg:height="0.295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text:tab/><text:tab/><draw:frame draw:style-name="fr1" draw:name="Object37" text:anchor-type="as-char" svg:y="-0.1484in" svg:width="1.2165in" svg:height="0.2945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Standard">19 <draw:frame draw:style-name="fr1" draw:name="Object38" text:anchor-type="as-char" svg:y="-0.2681in" svg:width="1.3598in" svg:height="0.4402in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text:tab/>HA: y = 2</text:p>
      <text:p text:style-name="Standard"><text:tab/><draw:frame draw:style-name="fr1" draw:name="Object41" text:anchor-type="as-char" svg:y="-0.172in" svg:width="2.398in" svg:height="0.2083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<text:tab/>VA: x = -5, x = 4</text:p>
      <text:p text:style-name="Standard">20 <draw:frame draw:style-name="fr1" draw:name="Object39" text:anchor-type="as-char" svg:y="-0.2681in" svg:width="1.5075in" svg:height="0.4402in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<text:tab/>HA: y = <draw:frame draw:style-name="fr1" draw:name="Object43" text:anchor-type="as-char" svg:y="-0.2437in" svg:width="0.328in" svg:height="0.3929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><text:tab/><draw:frame draw:style-name="fr1" draw:name="Object44" text:anchor-type="as-char" svg:y="-0.172in" svg:width="2.6165in" svg:height="0.2083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><text:tab/>VA: x = -1, x = 3</text:p>
      <text:p text:style-name="Standard">21 <draw:frame draw:style-name="fr1" draw:name="Object40" text:anchor-type="as-char" svg:y="-0.2681in" svg:width="1.6547in" svg:height="0.4402in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><text:tab/>HA: y = 0</text:p>
      <text:p text:style-name="Standard"><text:tab/><draw:frame draw:style-name="fr1" draw:name="Object42" text:anchor-type="as-char" svg:y="-0.172in" svg:width="3.1909in" svg:height="0.2083in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><text:tab/>VA: x = -1, x = 0, x = 3</text:p>
      <text:p text:style-name="Standard"/>
      <text:p text:style-name="Standard"><text:soft-page-break/>25 <draw:frame draw:style-name="fr1" draw:name="Object45" text:anchor-type="as-char" svg:y="-0.2681in" svg:width="1.1154in" svg:height="0.4165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<text:tab/><draw:frame draw:style-name="fr1" draw:name="Object47" text:anchor-type="as-char" svg:y="-0.2681in" svg:width="1.4673in" svg:height="0.4165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26 <draw:frame draw:style-name="fr1" draw:name="Object46" text:anchor-type="as-char" svg:y="-0.2681in" svg:width="1.1154in" svg:height="0.4165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<text:tab/><draw:frame draw:style-name="fr1" draw:name="Object48" text:anchor-type="as-char" svg:y="-0.2681in" svg:width="1.5882in" svg:height="0.4165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>27 <draw:frame draw:style-name="fr1" draw:name="Object49" text:anchor-type="as-char" svg:y="-0.2681in" svg:width="1.1862in" svg:height="0.4402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text:tab/><draw:frame draw:style-name="fr1" draw:name="Object51" text:anchor-type="as-char" svg:y="-0.2744in" svg:width="2.0161in" svg:height="0.4465in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28 <draw:frame draw:style-name="fr1" draw:name="Object50" text:anchor-type="as-char" svg:y="-0.2681in" svg:width="1.1862in" svg:height="0.4402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text:tab/><draw:frame draw:style-name="fr1" draw:name="Object52" text:anchor-type="as-char" svg:y="-0.2744in" svg:width="1.8953in" svg:height="0.4528in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6T11:49:53.88</meta:creation-date>
    <dc:date>2018-02-06T13:46:57.92</dc:date>
    <dc:creator>Timothy Cayer</dc:creator>
    <meta:editing-duration>PT1H40M56S</meta:editing-duration>
    <meta:editing-cycles>5</meta:editing-cycles>
    <meta:generator>OpenOffice/4.1.3$Win32 OpenOffice.org_project/413m1$Build-9783</meta:generator>
    <meta:document-statistic meta:table-count="0" meta:image-count="0" meta:object-count="52" meta:page-count="3" meta:paragraph-count="60" meta:word-count="105" meta:character-count="448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5</mn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o stretchy="false">∞</mo>
          </mrow>
        </mrow>
      </mrow>
    </mrow>
    <annotation encoding="StarMath 5.0">lim csub { x toward 5 } {f(x) = %infinite}</annotation>
  </semantics>
</math>
</file>

<file path=Object 10/content.xml><?xml version="1.0" encoding="utf-8"?>
<math xmlns="http://www.w3.org/1998/Math/MathML"/>
</file>

<file path=Object 1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5</mn>
                <mrow>
                  <mtext>+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{x toward 5 rsup{"+"}} {f(x)}</annotation>
  </semantics>
</math>
</file>

<file path=Object 1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5</mn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{x toward 5} {f(x)}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row>
                          <mo stretchy="false">(</mo>
                          <mrow>
                            <mrow>
                              <mn>5</mn>
                              <mo stretchy="false">−</mo>
                              <mn>3</mn>
                            </mrow>
                          </mrow>
                          <mo stretchy="false">)</mo>
                        </mrow>
                        <msup>
                          <mrow>
                            <mo stretchy="false">(</mo>
                            <mrow>
                              <mrow>
                                <mn>5</mn>
                                <mo stretchy="false">−</mo>
                                <mn>5</mn>
                              </mrow>
                            </mrow>
                            <mo stretchy="false">)</mo>
                          </mrow>
                          <mrow>
                            <mn>2</mn>
                          </mrow>
                        </msup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  <msup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  <mrow>
                            <mn>2</mn>
                          </mrow>
                        </msup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n>0</mn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o stretchy="false">∞</mo>
                  </mrow>
                </mrow>
              </mrow>
            </mrow>
          </mrow>
        </mtd>
      </mtr>
    </mtable>
    <annotation encoding="StarMath 5.0">alignl {~= { alignc {{1} over {(5-3)(5-5)^{2}}}}} newline
alignl {~= { alignc {{1} over {(2)(0)^{2}}}}} newline
alignl {~= { alignc {{1} over {0}}}} newline
alignl {~= { alignc {%infinite}}}</annotation>
  </semantics>
</math>
</file>

<file path=Object 14/content.xml><?xml version="1.0" encoding="utf-8"?>
<math xmlns="http://www.w3.org/1998/Math/MathML">
  <semantics>
    <mtable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row>
                          <mo stretchy="false">(</mo>
                          <mrow>
                            <mrow>
                              <mn>5</mn>
                              <mo stretchy="false">−</mo>
                              <mn>3</mn>
                            </mrow>
                          </mrow>
                          <mo stretchy="false">)</mo>
                        </mrow>
                        <msup>
                          <mrow>
                            <mo stretchy="false">(</mo>
                            <mrow>
                              <mrow>
                                <mn>5</mn>
                                <mo stretchy="false">−</mo>
                                <mn>5</mn>
                              </mrow>
                            </mrow>
                            <mo stretchy="false">)</mo>
                          </mrow>
                          <mrow>
                            <mn>2</mn>
                          </mrow>
                        </msup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  <msup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  <mrow>
                            <mn>2</mn>
                          </mrow>
                        </msup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n>0</mn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o stretchy="false">∞</mo>
                  </mrow>
                </mrow>
              </mrow>
            </mrow>
          </mrow>
        </mtd>
      </mtr>
    </mtable>
    <annotation encoding="StarMath 5.0">alignl {~= { alignc {{1} over {(5-3)(5-5)^{2}}}}} newline
alignl {~= { alignc {{1} over {(2)(0)^{2}}}}} newline
alignl {~= { alignc {{1} over {0}}}} newline
alignl {~= { alignc {%infinite}}}</annotation>
  </semantics>
</math>
</file>

<file path=Object 15/content.xml><?xml version="1.0" encoding="utf-8"?>
<math xmlns="http://www.w3.org/1998/Math/MathML">
  <semantics>
    <mtable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row>
                          <mo stretchy="false">(</mo>
                          <mrow>
                            <mrow>
                              <mn>5</mn>
                              <mo stretchy="false">−</mo>
                              <mn>3</mn>
                            </mrow>
                          </mrow>
                          <mo stretchy="false">)</mo>
                        </mrow>
                        <msup>
                          <mrow>
                            <mo stretchy="false">(</mo>
                            <mrow>
                              <mrow>
                                <mn>5</mn>
                                <mo stretchy="false">−</mo>
                                <mn>5</mn>
                              </mrow>
                            </mrow>
                            <mo stretchy="false">)</mo>
                          </mrow>
                          <mrow>
                            <mn>2</mn>
                          </mrow>
                        </msup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  <msup>
                          <mrow>
                            <mo stretchy="false">(</mo>
                            <mrow>
                              <mn>0</mn>
                            </mrow>
                            <mo stretchy="false">)</mo>
                          </mrow>
                          <mrow>
                            <mn>2</mn>
                          </mrow>
                        </msup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frac>
                      <mrow>
                        <mn>1</mn>
                      </mrow>
                      <mrow>
                        <mn>0</mn>
                      </mrow>
                    </mfrac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row>
                    <mo stretchy="false">∞</mo>
                  </mrow>
                </mrow>
              </mrow>
            </mrow>
          </mrow>
        </mtd>
      </mtr>
    </mtable>
    <annotation encoding="StarMath 5.0">alignl {~= { alignc {{1} over {(5-3)(5-5)^{2}}}}} newline
alignl {~= { alignc {{1} over {(2)(0)^{2}}}}} newline
alignl {~= { alignc {{1} over {0}}}} newline
alignl {~= { alignc {%infinite}}}</annotation>
  </semantics>
</math>
</file>

<file path=Object 16/content.xml><?xml version="1.0" encoding="utf-8"?>
<math xmlns="http://www.w3.org/1998/Math/MathML">
  <semantics>
    <mrow>
      <mrow>
        <mrow>
          <mi/>
          <mo stretchy="false">=</mo>
          <mrow>
            <mrow>
              <mrow>
                <mo stretchy="false">−</mo>
                <mo stretchy="false">∞</mo>
              </mrow>
            </mrow>
          </mrow>
        </mrow>
      </mrow>
    </mrow>
    <annotation encoding="StarMath 5.0">alignl {~= { alignc {-%infinite}}} newline
</annotation>
  </semantics>
</math>
</file>

<file path=Object 17/content.xml><?xml version="1.0" encoding="utf-8"?>
<math xmlns="http://www.w3.org/1998/Math/MathML">
  <semantics>
    <mrow>
      <mrow>
        <mrow>
          <mi/>
          <mo stretchy="false">=</mo>
          <mrow>
            <mrow>
              <mo stretchy="false">∞</mo>
            </mrow>
          </mrow>
        </mrow>
      </mrow>
    </mrow>
    <annotation encoding="StarMath 5.0">alignl {~= { alignc {%infinite}}}</annotation>
  </semantics>
</math>
</file>

<file path=Object 18/content.xml><?xml version="1.0" encoding="utf-8"?>
<math xmlns="http://www.w3.org/1998/Math/MathML">
  <semantics>
    <mrow>
      <mrow>
        <mrow>
          <mi/>
          <mo stretchy="false">=</mo>
          <mrow>
            <mrow>
              <mtext>Undefined</mtext>
            </mrow>
          </mrow>
        </mrow>
      </mrow>
    </mrow>
    <annotation encoding="StarMath 5.0">alignl {~= { alignc {"Undefined"}}}</annotation>
  </semantics>
</math>
</file>

<file path=Object 1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sup>
                <mi>e</mi>
                <mrow>
                  <mi>x</mi>
                </mrow>
              </msup>
              <mo stretchy="false">+</mo>
              <mn>1</mn>
            </mrow>
          </mrow>
        </mfrac>
      </mrow>
    </mrow>
    <annotation encoding="StarMath 5.0">f(x) = {1} over {e^{x} + 1}</annotation>
  </semantics>
</math>
</file>

<file path=Object 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n>5</mn>
          </mrow>
        </mrow>
      </mrow>
    </mrow>
    <annotation encoding="StarMath 5.0">lim csub {x toward %infinite} {f(x) = 5}</annotation>
  </semantics>
</math>
</file>

<file path=Object 20/content.xml><?xml version="1.0" encoding="utf-8"?>
<math xmlns="http://www.w3.org/1998/Math/MathML"/>
</file>

<file path=Object 2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%infinite} {f(x)}</annotation>
  </semantics>
</math>
</file>

<file path=Object 2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0</mn>
                <mrow>
                  <mtext>+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0 rsup{"+"}} {f(x)}</annotation>
  </semantics>
</math>
</file>

<file path=Object 2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0</mn>
                <mrow>
                  <mtext>+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0 rsup{"+"}} {f(x)}</annotation>
  </semantics>
</math>
</file>

<file path=Object 24/content.xml><?xml version="1.0" encoding="utf-8"?>
<math xmlns="http://www.w3.org/1998/Math/MathML"/>
</file>

<file path=Object 2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−</mo>
                <mo stretchy="false">∞</mo>
              </mrow>
            </mrow>
          </mrow>
        </munder>
        <mrow>
          <mi>f</mi>
          <mrow>
            <mrow>
              <mo stretchy="false">(</mo>
              <mrow>
                <mo stretchy="false">∞</mo>
              </mrow>
              <mo stretchy="false">)</mo>
            </mrow>
            <mo stretchy="false">=</mo>
            <mn>0</mn>
          </mrow>
        </mrow>
      </mrow>
    </mrow>
    <annotation encoding="StarMath 5.0">lim csub {x toward -%infinite} {f(%infinite) = 0}</annotation>
  </semantics>
</math>
</file>

<file path=Object 26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0</mn>
                <mrow>
                  <mtext>-</mtext>
                </mrow>
              </msup>
            </mrow>
          </mrow>
        </munder>
        <mrow>
          <mi>f</mi>
          <mrow>
            <mrow>
              <mo stretchy="false">(</mo>
              <mrow>
                <mn>0</mn>
              </mrow>
              <mo stretchy="false">)</mo>
            </mrow>
            <mo stretchy="false">=</mo>
            <mfrac>
              <mrow>
                <mn>1</mn>
              </mrow>
              <mrow>
                <mn>2</mn>
              </mrow>
            </mfrac>
          </mrow>
        </mrow>
      </mrow>
    </mrow>
    <annotation encoding="StarMath 5.0">lim csub {x toward 0 rsup{"-"}} {f(0) = {1} over {2}}</annotation>
  </semantics>
</math>
</file>

<file path=Object 27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0</mn>
                <mrow>
                  <mtext>+</mtext>
                </mrow>
              </msup>
            </mrow>
          </mrow>
        </munder>
        <mrow>
          <mi>f</mi>
          <mrow>
            <mrow>
              <mo stretchy="false">(</mo>
              <mrow>
                <mn>0</mn>
              </mrow>
              <mo stretchy="false">)</mo>
            </mrow>
            <mo stretchy="false">=</mo>
            <mfrac>
              <mrow>
                <mn>1</mn>
              </mrow>
              <mrow>
                <mn>2</mn>
              </mrow>
            </mfrac>
          </mrow>
        </mrow>
      </mrow>
    </mrow>
    <annotation encoding="StarMath 5.0">lim csub {x toward 0 rsup{"+"}} {f(0) = {1} over {2}}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2</mn>
          </mrow>
        </msup>
      </mrow>
      <mi>sin</mi>
      <mrow>
        <mo stretchy="false">(</mo>
        <mrow>
          <mo stretchy="false">π</mo>
          <mi>x</mi>
        </mrow>
        <mo stretchy="false">)</mo>
      </mrow>
    </mrow>
    <annotation encoding="StarMath 5.0">f(x) = x^{2}sin(%pi x)</annotation>
  </semantics>
</math>
</file>

<file path=Object 2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−</mo>
                <mo stretchy="false">∞</mo>
              </mrow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-%infinite} {f(x)}</annotation>
  </semantics>
</math>
</file>

<file path=Object 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1</mn>
                <mrow>
                  <mtext>-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row>
              <mo stretchy="false">−</mo>
              <mo stretchy="false">∞</mo>
            </mrow>
          </mrow>
        </mrow>
      </mrow>
    </mrow>
    <annotation encoding="StarMath 5.0">lim csub { x toward 1 rsup{"-"}} {f(x)= -%infinite}</annotation>
  </semantics>
</math>
</file>

<file path=Object 3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−</mo>
                <mo stretchy="false">∞</mo>
              </mrow>
            </mrow>
          </mrow>
        </munder>
        <mrow>
          <mi>f</mi>
          <mrow>
            <mrow>
              <mo stretchy="false">(</mo>
              <mrow>
                <mrow>
                  <mo stretchy="false">−</mo>
                  <mo stretchy="false">∞</mo>
                </mrow>
              </mrow>
              <mo stretchy="false">)</mo>
            </mrow>
            <mo stretchy="false">=</mo>
            <mtext>DNE</mtext>
          </mrow>
        </mrow>
      </mrow>
    </mrow>
    <annotation encoding="StarMath 5.0">lim csub {x toward -%infinite} {f(-%infinite)="DNE"}</annotation>
  </semantics>
</math>
</file>

<file path=Object 3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%infinite} {f(x)}</annotation>
  </semantics>
</math>
</file>

<file path=Object 3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i>f</mi>
          <mrow>
            <mrow>
              <mo stretchy="false">(</mo>
              <mrow>
                <mo stretchy="false">∞</mo>
              </mrow>
              <mo stretchy="false">)</mo>
            </mrow>
            <mo stretchy="false">=</mo>
            <mtext>DNE</mtext>
          </mrow>
        </mrow>
      </mrow>
    </mrow>
    <annotation encoding="StarMath 5.0">lim csub {x toward %infinite} {f(%infinite)="DNE"}</annotation>
  </semantics>
</math>
</file>

<file path=Object 3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f(x)=cos(x)</annotation>
  </semantics>
</math>
</file>

<file path=Object 34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−</mo>
                <mo stretchy="false">∞</mo>
              </mrow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-%infinite} {f(x)}</annotation>
  </semantics>
</math>
</file>

<file path=Object 3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−</mo>
                <mo stretchy="false">∞</mo>
              </mrow>
            </mrow>
          </mrow>
        </munder>
        <mrow>
          <mi>f</mi>
          <mrow>
            <mrow>
              <mo stretchy="false">(</mo>
              <mrow>
                <mrow>
                  <mo stretchy="false">−</mo>
                  <mo stretchy="false">∞</mo>
                </mrow>
              </mrow>
              <mo stretchy="false">)</mo>
            </mrow>
            <mo stretchy="false">=</mo>
            <mtext>DNE</mtext>
          </mrow>
        </mrow>
      </mrow>
    </mrow>
    <annotation encoding="StarMath 5.0">lim csub {x toward -%infinite} {f(-%infinite) = "DNE"}</annotation>
  </semantics>
</math>
</file>

<file path=Object 36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 {x toward %infinite} {f(x)}</annotation>
  </semantics>
</math>
</file>

<file path=Object 37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i>f</mi>
          <mrow>
            <mrow>
              <mo stretchy="false">(</mo>
              <mrow>
                <mo stretchy="false">∞</mo>
              </mrow>
              <mo stretchy="false">)</mo>
            </mrow>
            <mo stretchy="false">=</mo>
            <mtext>DNE</mtext>
          </mrow>
        </mrow>
      </mrow>
    </mrow>
    <annotation encoding="StarMath 5.0">lim csub {x toward %infinite} {f(%infinite) = "DNE"}</annotation>
  </semantics>
</math>
</file>

<file path=Object 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sup>
                  <mn>2x</mn>
                  <mrow>
                    <mn>2</mn>
                  </mrow>
                </msup>
                <mo stretchy="false">−</mo>
                <mn>2x</mn>
              </mrow>
              <mo stretchy="false">−</mo>
              <mn>4</mn>
            </mrow>
          </mrow>
          <mrow>
            <mrow>
              <mrow>
                <msup>
                  <mi>x</mi>
                  <mrow>
                    <mn>2</mn>
                  </mrow>
                </msup>
                <mo stretchy="false">+</mo>
                <mi>x</mi>
              </mrow>
              <mo stretchy="false">−</mo>
              <mn>20</mn>
            </mrow>
          </mrow>
        </mfrac>
      </mrow>
    </mrow>
    <annotation encoding="StarMath 5.0">f(x) = {2x^{2} - 2x - 4} over {x^{2} + x - 20}</annotation>
  </semantics>
</math>
</file>

<file path=Object 3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row>
                  <mo stretchy="false">−</mo>
                  <msup>
                    <mn>3x</mn>
                    <mrow>
                      <mn>2</mn>
                    </mrow>
                  </msup>
                </mrow>
                <mo stretchy="false">−</mo>
                <mn>9x</mn>
              </mrow>
              <mo stretchy="false">−</mo>
              <mn>6</mn>
            </mrow>
          </mrow>
          <mrow>
            <mrow>
              <mrow>
                <msup>
                  <mn>5x</mn>
                  <mrow>
                    <mn>2</mn>
                  </mrow>
                </msup>
                <mo stretchy="false">−</mo>
                <mn>10x</mn>
              </mrow>
              <mo stretchy="false">−</mo>
              <mn>15</mn>
            </mrow>
          </mrow>
        </mfrac>
      </mrow>
    </mrow>
    <annotation encoding="StarMath 5.0">f(x) = {-3x^{2} - 9x - 6} over {5x^{2} - 10x - 15}</annotation>
  </semantics>
</math>
</file>

<file path=Object 4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1</mn>
                <mrow>
                  <mtext>+</mtext>
                </mrow>
              </msup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o stretchy="false">∞</mo>
          </mrow>
        </mrow>
      </mrow>
    </mrow>
    <annotation encoding="StarMath 5.0">lim csub{x toward 1 rsup{"+"}} {f(x) = %infinite}</annotation>
  </semantics>
</math>
</file>

<file path=Object 4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sup>
                  <mi>x</mi>
                  <mrow>
                    <mn>2</mn>
                  </mrow>
                </msup>
                <mo stretchy="false">+</mo>
                <mi>x</mi>
              </mrow>
              <mo stretchy="false">−</mo>
              <mn>12</mn>
            </mrow>
          </mrow>
          <mrow>
            <mrow>
              <mrow>
                <msup>
                  <mn>7x</mn>
                  <mrow>
                    <mn>3</mn>
                  </mrow>
                </msup>
                <mo stretchy="false">−</mo>
                <msup>
                  <mn>14x</mn>
                  <mrow>
                    <mn>2</mn>
                  </mrow>
                </msup>
              </mrow>
              <mo stretchy="false">−</mo>
              <mn>21x</mn>
            </mrow>
          </mrow>
        </mfrac>
      </mrow>
    </mrow>
    <annotation encoding="StarMath 5.0">f(x) = {x^{2} + x - 12} over {7x^{3} - 14x^{2} - 21x}</annotation>
  </semantics>
</math>
</file>

<file path=Object 41/content.xml><?xml version="1.0" encoding="utf-8"?>
<math xmlns="http://www.w3.org/1998/Math/MathML">
  <semantics>
    <mrow>
      <mrow>
        <mrow>
          <mrow>
            <msup>
              <mi>x</mi>
              <mrow>
                <mn>2</mn>
              </mrow>
            </msup>
            <mo stretchy="false">+</mo>
            <mi>x</mi>
          </mrow>
          <mo stretchy="false">−</mo>
          <mn>20</mn>
        </mrow>
        <mo stretchy="false">=</mo>
        <mn>0</mn>
      </mrow>
      <mi/>
      <mtext>when x = -5, x = 4</mtext>
    </mrow>
    <annotation encoding="StarMath 5.0">x^{2}+x-20 = 0 ~~ "when x = -5, x = 4"</annotation>
  </semantics>
</math>
</file>

<file path=Object 42/content.xml><?xml version="1.0" encoding="utf-8"?>
<math xmlns="http://www.w3.org/1998/Math/MathML">
  <semantics>
    <mrow>
      <mrow>
        <mrow>
          <mrow>
            <msup>
              <mn>7x</mn>
              <mrow>
                <mn>3</mn>
              </mrow>
            </msup>
            <mo stretchy="false">−</mo>
            <msup>
              <mn>14x</mn>
              <mrow>
                <mn>2</mn>
              </mrow>
            </msup>
          </mrow>
          <mo stretchy="false">−</mo>
          <mn>21x</mn>
        </mrow>
        <mo stretchy="false">=</mo>
        <mn>0</mn>
      </mrow>
      <mi/>
      <mtext>when x = -1, x = 0, x = 3</mtext>
    </mrow>
    <annotation encoding="StarMath 5.0">7x^{3}-14x^{2}-21x = 0 ~~ "when x = -1, x = 0, x = 3"</annotation>
  </semantics>
</math>
</file>

<file path=Object 43/content.xml><?xml version="1.0" encoding="utf-8"?>
<math xmlns="http://www.w3.org/1998/Math/MathML">
  <semantics>
    <mrow>
      <mrow>
        <mo stretchy="false">−</mo>
        <mrow>
          <mfrac>
            <mrow>
              <mn>3</mn>
            </mrow>
            <mrow>
              <mn>5</mn>
            </mrow>
          </mfrac>
        </mrow>
      </mrow>
    </mrow>
    <annotation encoding="StarMath 5.0">-{{3} over {5}}</annotation>
  </semantics>
</math>
</file>

<file path=Object 44/content.xml><?xml version="1.0" encoding="utf-8"?>
<math xmlns="http://www.w3.org/1998/Math/MathML">
  <semantics>
    <mrow>
      <mrow>
        <mrow>
          <mrow>
            <msup>
              <mn>5x</mn>
              <mrow>
                <mn>2</mn>
              </mrow>
            </msup>
            <mo stretchy="false">−</mo>
            <mn>10x</mn>
          </mrow>
          <mo stretchy="false">−</mo>
          <mn>15</mn>
        </mrow>
        <mo stretchy="false">=</mo>
        <mn>0</mn>
      </mrow>
      <mi/>
      <mtext>when x = -1, x = 3</mtext>
    </mrow>
    <annotation encoding="StarMath 5.0">5x^{2}-10x-15 = 0 ~~ "when x = -1, x = 3"</annotation>
  </semantics>
</math>
</file>

<file path=Object 45/content.xml><?xml version="1.0" encoding="utf-8"?>
<math xmlns="http://www.w3.org/1998/Math/MathML"/>
</file>

<file path=Object 46/content.xml><?xml version="1.0" encoding="utf-8"?>
<math xmlns="http://www.w3.org/1998/Math/MathML"/>
</file>

<file path=Object 47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o stretchy="false">∞</mo>
              </mrow>
            </mrow>
          </munder>
          <mrow>
            <mfrac>
              <mrow>
                <mrow>
                  <msup>
                    <mo stretchy="false">∞</mo>
                    <mrow>
                      <mn>3</mn>
                    </mrow>
                  </msup>
                  <mo stretchy="false">+</mo>
                  <mn>2</mn>
                </mrow>
                <mrow>
                  <msup>
                    <mo stretchy="false">∞</mo>
                    <mrow>
                      <mn>2</mn>
                    </mrow>
                  </msup>
                  <mo stretchy="false">+</mo>
                  <mn>1</mn>
                </mrow>
              </mrow>
              <mrow>
                <mrow>
                  <mo stretchy="false">∞</mo>
                  <mo stretchy="false">−</mo>
                  <mn>5</mn>
                </mrow>
              </mrow>
            </mfrac>
          </mrow>
        </mrow>
        <mo stretchy="false">=</mo>
        <mo stretchy="false">∞</mo>
      </mrow>
    </mrow>
    <annotation encoding="StarMath 5.0">lim csub {x toward %infinite} {{%infinite^{3} + 2%infinite^{2} + 1} over {%infinite - 5}} = %infinite</annotation>
  </semantics>
</math>
</file>

<file path=Object 48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o stretchy="false">∞</mo>
              </mrow>
            </mrow>
          </munder>
          <mrow>
            <mfrac>
              <mrow>
                <mrow>
                  <msup>
                    <mo stretchy="false">∞</mo>
                    <mrow>
                      <mn>3</mn>
                    </mrow>
                  </msup>
                  <mo stretchy="false">+</mo>
                  <mn>2</mn>
                </mrow>
                <mrow>
                  <msup>
                    <mo stretchy="false">∞</mo>
                    <mrow>
                      <mn>2</mn>
                    </mrow>
                  </msup>
                  <mo stretchy="false">+</mo>
                  <mn>1</mn>
                </mrow>
              </mrow>
              <mrow>
                <mrow>
                  <mn>5</mn>
                  <mo stretchy="false">−</mo>
                  <mo stretchy="false">∞</mo>
                </mrow>
              </mrow>
            </mfrac>
          </mrow>
        </mrow>
        <mo stretchy="false">=</mo>
        <mrow>
          <mo stretchy="false">−</mo>
          <mo stretchy="false">∞</mo>
        </mrow>
      </mrow>
    </mrow>
    <annotation encoding="StarMath 5.0">lim csub {x toward %infinite} {{%infinite^{3} + 2%infinite^{2} + 1} over {5 - %infinite}} = -%infinite</annotation>
  </semantics>
</math>
</file>

<file path=Object 49/content.xml><?xml version="1.0" encoding="utf-8"?>
<math xmlns="http://www.w3.org/1998/Math/MathML"/>
</file>

<file path=Object 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5</mn>
            </mrow>
          </mrow>
        </munder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=</mo>
            <mo stretchy="false">∞</mo>
          </mrow>
        </mrow>
      </mrow>
    </mrow>
    <annotation encoding="StarMath 5.0">lim csub{x toward 5} {f(x) = %infinite}</annotation>
  </semantics>
</math>
</file>

<file path=Object 5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−</mo>
                <mo stretchy="false">∞</mo>
              </mrow>
            </mrow>
          </mrow>
        </munder>
        <mrow>
          <mfrac>
            <mrow>
              <mrow>
                <mrow>
                  <msup>
                    <mi>x</mi>
                    <mrow>
                      <mn>3</mn>
                    </mrow>
                  </msup>
                  <mo stretchy="false">+</mo>
                  <msup>
                    <mn>2x</mn>
                    <mrow>
                      <mn>2</mn>
                    </mrow>
                  </msup>
                </mrow>
                <mo stretchy="false">+</mo>
                <mn>1</mn>
              </mrow>
            </mrow>
            <mrow>
              <mrow>
                <mn>5</mn>
                <mo stretchy="false">−</mo>
                <msup>
                  <mi>x</mi>
                  <mrow>
                    <mn>2</mn>
                  </mrow>
                </msup>
              </mrow>
            </mrow>
          </mfrac>
        </mrow>
      </mrow>
    </mrow>
    <annotation encoding="StarMath 5.0">lim csub {x toward -%infinite} {{x^{3} + 2x^{2} + 1} over {5 - x^{2}}}</annotation>
  </semantics>
</math>
</file>

<file path=Object 51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−</mo>
                  <mo stretchy="false">∞</mo>
                </mrow>
              </mrow>
            </mrow>
          </munder>
          <mrow>
            <mfrac>
              <mrow>
                <mrow>
                  <mrow>
                    <mo stretchy="false">−</mo>
                    <msup>
                      <mo stretchy="false">∞</mo>
                      <mrow>
                        <mn>3</mn>
                      </mrow>
                    </msup>
                  </mrow>
                  <mo stretchy="false">+</mo>
                  <mn>2</mn>
                </mrow>
                <mrow>
                  <msup>
                    <mrow>
                      <mo stretchy="false">(</mo>
                      <mrow>
                        <mrow>
                          <mo stretchy="false">−</mo>
                          <mo stretchy="false">∞</mo>
                        </mrow>
                      </mrow>
                      <mo stretchy="false">)</mo>
                    </mrow>
                    <mrow>
                      <mn>2</mn>
                    </mrow>
                  </msup>
                  <mo stretchy="false">+</mo>
                  <mn>1</mn>
                </mrow>
              </mrow>
              <mrow>
                <mrow>
                  <mrow>
                    <mo stretchy="false">−</mo>
                    <msup>
                      <mo stretchy="false">∞</mo>
                      <mrow>
                        <mn>2</mn>
                      </mrow>
                    </msup>
                  </mrow>
                  <mo stretchy="false">−</mo>
                  <mn>5</mn>
                </mrow>
              </mrow>
            </mfrac>
          </mrow>
        </mrow>
        <mo stretchy="false">=</mo>
        <mrow>
          <mo stretchy="false">−</mo>
          <mo stretchy="false">∞</mo>
        </mrow>
      </mrow>
    </mrow>
    <annotation encoding="StarMath 5.0">lim csub {x toward -%infinite} {{-%infinite^{3} + 2(-%infinite)^{2} + 1} over {-%infinite^{2} - 5}} = -%infinite</annotation>
  </semantics>
</math>
</file>

<file path=Object 52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−</mo>
                  <mo stretchy="false">∞</mo>
                </mrow>
              </mrow>
            </mrow>
          </munder>
          <mrow>
            <mfrac>
              <mrow>
                <mrow>
                  <mrow>
                    <mo stretchy="false">−</mo>
                    <msup>
                      <mo stretchy="false">∞</mo>
                      <mrow>
                        <mn>3</mn>
                      </mrow>
                    </msup>
                  </mrow>
                  <mo stretchy="false">+</mo>
                  <mn>2</mn>
                </mrow>
                <mrow>
                  <msup>
                    <mrow>
                      <mo stretchy="false">(</mo>
                      <mrow>
                        <mrow>
                          <mo stretchy="false">−</mo>
                          <mo stretchy="false">∞</mo>
                        </mrow>
                      </mrow>
                      <mo stretchy="false">)</mo>
                    </mrow>
                    <mrow>
                      <mn>2</mn>
                    </mrow>
                  </msup>
                  <mo stretchy="false">+</mo>
                  <mn>1</mn>
                </mrow>
              </mrow>
              <mrow>
                <mrow>
                  <mn>5</mn>
                  <mo stretchy="false">−</mo>
                  <mrow>
                    <mo stretchy="false">(</mo>
                    <mrow>
                      <mrow>
                        <mo stretchy="false">−</mo>
                        <msup>
                          <mo stretchy="false">∞</mo>
                          <mrow>
                            <mn>2</mn>
                          </mrow>
                        </msup>
                      </mrow>
                    </mrow>
                    <mo stretchy="false">)</mo>
                  </mrow>
                </mrow>
              </mrow>
            </mfrac>
          </mrow>
        </mrow>
        <mo stretchy="false">=</mo>
        <mo stretchy="false">∞</mo>
      </mrow>
    </mrow>
    <annotation encoding="StarMath 5.0">lim csub {x toward -%infinite} {{-%infinite^{3} + 2(-%infinite)^{2} + 1} over {5 - (-%infinite^{2})}} = %infinite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row>
              <mo stretchy="false">(</mo>
              <mrow>
                <mrow>
                  <mi>x</mi>
                  <mo stretchy="false">−</mo>
                  <mn>3</mn>
                </mrow>
              </mrow>
              <mo stretchy="false">)</mo>
            </mrow>
            <msup>
              <mrow>
                <mo stretchy="false">(</mo>
                <mrow>
                  <mrow>
                    <mi>x</mi>
                    <mo stretchy="false">−</mo>
                    <mn>5</mn>
                  </mrow>
                </mrow>
                <mo stretchy="false">)</mo>
              </mrow>
              <mrow>
                <mn>2</mn>
              </mrow>
            </msup>
          </mrow>
        </mfrac>
      </mrow>
    </mrow>
    <annotation encoding="StarMath 5.0">f(x) = {1} over {(x-3)(x-5)^{2}}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sup>
                <mn>3</mn>
                <mrow>
                  <mtext>+</mtext>
                </mrow>
              </msup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{x toward 3 rsup{"+"}} {f(x)}</annotation>
  </semantics>
</math>
</file>

<file path=Object 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n>3</mn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lim csub{x toward 3} {f(x)}</annotation>
  </semantics>
</math>
</file>